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 style:list-style-name="L2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 style:list-style-name="L3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 style:list-style-name="L2">
      <style:paragraph-properties fo:text-align="start" style:justify-single-word="false"/>
    </style:style>
    <style:style style:name="P5" style:family="paragraph" style:parent-style-name="Standard">
      <style:paragraph-properties fo:margin-top="0cm" fo:margin-bottom="0.4cm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usí se udělat</text:p>
      <text:list xml:id="list6130285700124055370" text:style-name="L2">
        <text:list-item>
          <text:p text:style-name="P2">DPI – možnost zadat dpi tiskárny</text:p>
        </text:list-item>
        <text:list-item>
          <text:p text:style-name="P2">LPI – možnost zadat lpi lentikulí</text:p>
        </text:list-item>
        <text:list-item>
          <text:p text:style-name="P4"><text:span text:style-name="T1">Rozměry – v palcích a cm(možnost stejného poměru s původním obrázkem)</text:span></text:p>
        </text:list-item>
        <text:list-item>
          <text:p text:style-name="P2">Výběr interpolačního algoritmu 2x</text:p>
        </text:list-item>
        <text:list-item>
          <text:p text:style-name="P2">Varování při překročení maximální počtu obrázků, které je tiskárna schopná vytisknout</text:p>
        </text:list-item>
        <text:list-item>
          <text:p text:style-name="P2">Pomocné čáry (TL + barva + počet)</text:p>
        </text:list-item>
        <text:list-item>
          <text:p text:style-name="P2">Horizontální x Vertikální výběr</text:p>
        </text:list-item>
        <text:list-item>
          <text:p text:style-name="P2">Vstupní soubory – jpg, png, tif, bmp</text:p>
        </text:list-item>
        <text:list-item>
          <text:p text:style-name="P2">Výstup – tif, bmp</text:p>
        </text:list-item>
        <text:list-item>
          <text:p text:style-name="P2">Sloučení jednoho obrázků přes více sloupců lentikule (primitivní jen za sebou)</text:p>
        </text:list-item>
        <text:list-item>
          <text:p text:style-name="P2">Možnost načíst obrázky</text:p>
        </text:list-item>
        <text:list-item>
          <text:p text:style-name="P2">Možnost změny pořadí obrázků</text:p>
        </text:list-item>
        <text:list-item>
          <text:p text:style-name="P2">Znázornění v jakém pořadí se obrázky sloučí</text:p>
        </text:list-item>
        <text:list-item>
          <text:p text:style-name="P2">Nutnost stejných rozměrů obrázků</text:p>
        </text:list-item>
        <text:list-item>
          <text:p text:style-name="P2">Příprava na více jazyků, zatím jen CZ</text:p>
        </text:list-item>
        <text:list-item>
          <text:p text:style-name="P2">Přidat licence knihoven</text:p>
        </text:list-item>
      </text:list>
      <text:p text:style-name="P1"/>
      <text:p text:style-name="P5">Až bude čas</text:p>
      <text:list xml:id="list7895595419952009483" text:style-name="L3">
        <text:list-item>
          <text:p text:style-name="P3">Možnost uložit konfiguraci předešlých nastavení</text:p>
        </text:list-item>
        <text:list-item>
          <text:p text:style-name="P3">Výstupní soubory – gif, jpg(nastavení kvality), tif(kompresní alg.)</text:p>
        </text:list-item>
        <text:list-item>
          <text:p text:style-name="P3">Náhled (načtení) obrázků</text:p>
        </text:list-item>
        <text:list-item>
          <text:p text:style-name="P3">Náhled výstupu</text:p>
        </text:list-item>
        <text:list-item>
          <text:p text:style-name="P3">Sloučení jednoho obrázku do více sloupců na rozklik</text:p>
        </text:list-item>
        <text:list-item>
          <text:p text:style-name="P3">Interpolační alg. možnost zadání</text:p>
        </text:list-item>
        <text:list-item>
          <text:p text:style-name="P3"><text:s/>Oříznutí obrázků pokud budou jiných rozměrů</text:p>
        </text:list-item>
        <text:list-item>
          <text:p text:style-name="P3">detailní nápověda</text:p>
        </text:list-item>
        <text:list-item>
          <text:p text:style-name="P3">Prohození jazyka Aj..</text:p>
        </text:list-item>
        <text:list-item>
          <text:p text:style-name="P3">Když bude hodně času možná podívat po instalátoru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bl jan</meta:initial-creator>
    <meta:creation-date>2015-03-01T10:54:05.47</meta:creation-date>
    <meta:document-statistic meta:table-count="0" meta:image-count="0" meta:object-count="0" meta:page-count="1" meta:paragraph-count="28" meta:word-count="155" meta:character-count="1024"/>
    <dc:date>2015-03-01T11:42:33.45</dc:date>
    <dc:creator>albl jan</dc:creator>
    <meta:editing-duration>PT55S</meta:editing-duration>
    <meta:editing-cycles>1</meta:editing-cycles>
    <meta:generator>OpenOffice/4.1.1$Win32 OpenOffice.org_project/411m6$Build-9775</meta:generator>
  </office:meta>
</office:document-meta>
</file>